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05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_1_a_birrt_results_in_straight_section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0.111952" calcext:value-type="float">
            <text:p>0.11195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4902" calcext:value-type="float">
            <text:p>4902</text:p>
          </table:table-cell>
          <table:table-cell office:value-type="float" office:value="96222" calcext:value-type="float">
            <text:p>96222</text:p>
          </table:table-cell>
          <table:table-cell table:number-columns-repeated="2"/>
        </table:table-row>
        <table:table-row table:style-name="ro1">
          <table:table-cell office:value-type="float" office:value="0.103407" calcext:value-type="float">
            <text:p>0.10340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9688" calcext:value-type="float">
            <text:p>9688</text:p>
          </table:table-cell>
          <table:table-cell office:value-type="float" office:value="119146" calcext:value-type="float">
            <text:p>119146</text:p>
          </table:table-cell>
          <table:table-cell table:number-columns-repeated="2"/>
        </table:table-row>
        <table:table-row table:style-name="ro1">
          <table:table-cell office:value-type="float" office:value="0.0832483" calcext:value-type="float">
            <text:p>0.083248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10322" calcext:value-type="float">
            <text:p>10322</text:p>
          </table:table-cell>
          <table:table-cell office:value-type="float" office:value="115870" calcext:value-type="float">
            <text:p>115870</text:p>
          </table:table-cell>
          <table:table-cell table:number-columns-repeated="2"/>
        </table:table-row>
        <table:table-row table:style-name="ro1">
          <table:table-cell office:value-type="float" office:value="0.0667898" calcext:value-type="float">
            <text:p>0.066789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32912" calcext:value-type="float">
            <text:p>32912</text:p>
          </table:table-cell>
          <table:table-cell office:value-type="float" office:value="367234" calcext:value-type="float">
            <text:p>367234</text:p>
          </table:table-cell>
          <table:table-cell table:number-columns-repeated="2"/>
        </table:table-row>
        <table:table-row table:style-name="ro1">
          <table:table-cell office:value-type="float" office:value="0.116196" calcext:value-type="float">
            <text:p>0.11619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1670" calcext:value-type="float">
            <text:p>11670</text:p>
          </table:table-cell>
          <table:table-cell office:value-type="float" office:value="51440" calcext:value-type="float">
            <text:p>51440</text:p>
          </table:table-cell>
          <table:table-cell table:number-columns-repeated="2"/>
        </table:table-row>
        <table:table-row table:style-name="ro1">
          <table:table-cell office:value-type="float" office:value="0.0953175" calcext:value-type="float">
            <text:p>0.095317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office:value-type="float" office:value="28548" calcext:value-type="float">
            <text:p>28548</text:p>
          </table:table-cell>
          <table:table-cell office:value-type="float" office:value="307588" calcext:value-type="float">
            <text:p>307588</text:p>
          </table:table-cell>
          <table:table-cell table:number-columns-repeated="2"/>
        </table:table-row>
        <table:table-row table:style-name="ro1">
          <table:table-cell office:value-type="float" office:value="0.10557" calcext:value-type="float">
            <text:p>0.1055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16044" calcext:value-type="float">
            <text:p>16044</text:p>
          </table:table-cell>
          <table:table-cell office:value-type="float" office:value="111648" calcext:value-type="float">
            <text:p>111648</text:p>
          </table:table-cell>
          <table:table-cell table:number-columns-repeated="2"/>
        </table:table-row>
        <table:table-row table:style-name="ro1">
          <table:table-cell office:value-type="float" office:value="0.0976542" calcext:value-type="float">
            <text:p>0.097654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3072" calcext:value-type="float">
            <text:p>3072</text:p>
          </table:table-cell>
          <table:table-cell office:value-type="float" office:value="48094" calcext:value-type="float">
            <text:p>48094</text:p>
          </table:table-cell>
          <table:table-cell table:number-columns-repeated="2"/>
        </table:table-row>
        <table:table-row table:style-name="ro1">
          <table:table-cell office:value-type="float" office:value="0.0997785" calcext:value-type="float">
            <text:p>0.099778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30578" calcext:value-type="float">
            <text:p>30578</text:p>
          </table:table-cell>
          <table:table-cell office:value-type="float" office:value="317666" calcext:value-type="float">
            <text:p>317666</text:p>
          </table:table-cell>
          <table:table-cell table:number-columns-repeated="2"/>
        </table:table-row>
        <table:table-row table:style-name="ro1">
          <table:table-cell office:value-type="float" office:value="0.0670738" calcext:value-type="float">
            <text:p>0.067073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office:value-type="float" office:value="23930" calcext:value-type="float">
            <text:p>23930</text:p>
          </table:table-cell>
          <table:table-cell office:value-type="float" office:value="327520" calcext:value-type="float">
            <text:p>327520</text:p>
          </table:table-cell>
          <table:table-cell table:number-columns-repeated="2"/>
        </table:table-row>
        <table:table-row table:style-name="ro1">
          <table:table-cell office:value-type="float" office:value="0.0867531" calcext:value-type="float">
            <text:p>0.086753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7802" calcext:value-type="float">
            <text:p>17802</text:p>
          </table:table-cell>
          <table:table-cell office:value-type="float" office:value="162310" calcext:value-type="float">
            <text:p>162310</text:p>
          </table:table-cell>
          <table:table-cell table:number-columns-repeated="2"/>
        </table:table-row>
        <table:table-row table:style-name="ro1">
          <table:table-cell office:value-type="float" office:value="0.101966" calcext:value-type="float">
            <text:p>0.10196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6932" calcext:value-type="float">
            <text:p>16932</text:p>
          </table:table-cell>
          <table:table-cell office:value-type="float" office:value="215580" calcext:value-type="float">
            <text:p>215580</text:p>
          </table:table-cell>
          <table:table-cell table:number-columns-repeated="2"/>
        </table:table-row>
        <table:table-row table:style-name="ro1">
          <table:table-cell office:value-type="float" office:value="0.091389" calcext:value-type="float">
            <text:p>0.09138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3528" calcext:value-type="float">
            <text:p>3528</text:p>
          </table:table-cell>
          <table:table-cell office:value-type="float" office:value="39696" calcext:value-type="float">
            <text:p>39696</text:p>
          </table:table-cell>
          <table:table-cell table:number-columns-repeated="2"/>
        </table:table-row>
        <table:table-row table:style-name="ro1">
          <table:table-cell office:value-type="float" office:value="0.0865115" calcext:value-type="float">
            <text:p>0.086511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9238" calcext:value-type="float">
            <text:p>19238</text:p>
          </table:table-cell>
          <table:table-cell office:value-type="float" office:value="135654" calcext:value-type="float">
            <text:p>135654</text:p>
          </table:table-cell>
          <table:table-cell table:number-columns-repeated="2"/>
        </table:table-row>
        <table:table-row table:style-name="ro1">
          <table:table-cell office:value-type="float" office:value="0.10265" calcext:value-type="float">
            <text:p>0.1026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20844" calcext:value-type="float">
            <text:p>20844</text:p>
          </table:table-cell>
          <table:table-cell office:value-type="float" office:value="174404" calcext:value-type="float">
            <text:p>174404</text:p>
          </table:table-cell>
          <table:table-cell table:number-columns-repeated="2"/>
        </table:table-row>
        <table:table-row table:style-name="ro1">
          <table:table-cell office:value-type="float" office:value="0.0962712" calcext:value-type="float">
            <text:p>0.096271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27798" calcext:value-type="float">
            <text:p>27798</text:p>
          </table:table-cell>
          <table:table-cell office:value-type="float" office:value="270314" calcext:value-type="float">
            <text:p>270314</text:p>
          </table:table-cell>
          <table:table-cell table:number-columns-repeated="2"/>
        </table:table-row>
        <table:table-row table:style-name="ro1">
          <table:table-cell office:value-type="float" office:value="0.062634" calcext:value-type="float">
            <text:p>0.06263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31582" calcext:value-type="float">
            <text:p>31582</text:p>
          </table:table-cell>
          <table:table-cell office:value-type="float" office:value="368338" calcext:value-type="float">
            <text:p>368338</text:p>
          </table:table-cell>
          <table:table-cell table:number-columns-repeated="2"/>
        </table:table-row>
        <table:table-row table:style-name="ro1">
          <table:table-cell office:value-type="float" office:value="0.101091" calcext:value-type="float">
            <text:p>0.10109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230" calcext:value-type="float">
            <text:p>21230</text:p>
          </table:table-cell>
          <table:table-cell office:value-type="float" office:value="206192" calcext:value-type="float">
            <text:p>206192</text:p>
          </table:table-cell>
          <table:table-cell table:number-columns-repeated="2"/>
        </table:table-row>
        <table:table-row table:style-name="ro1">
          <table:table-cell office:value-type="float" office:value="0.104469" calcext:value-type="float">
            <text:p>0.10446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29656" calcext:value-type="float">
            <text:p>29656</text:p>
          </table:table-cell>
          <table:table-cell office:value-type="float" office:value="357390" calcext:value-type="float">
            <text:p>357390</text:p>
          </table:table-cell>
          <table:table-cell table:number-columns-repeated="2"/>
        </table:table-row>
        <table:table-row table:style-name="ro1">
          <table:table-cell office:value-type="float" office:value="0.0782685" calcext:value-type="float">
            <text:p>0.078268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4038" calcext:value-type="float">
            <text:p>14038</text:p>
          </table:table-cell>
          <table:table-cell office:value-type="float" office:value="142984" calcext:value-type="float">
            <text:p>142984</text:p>
          </table:table-cell>
          <table:table-cell table:number-columns-repeated="2"/>
        </table:table-row>
        <table:table-row table:style-name="ro1">
          <table:table-cell office:value-type="float" office:value="0.108767" calcext:value-type="float">
            <text:p>0.10876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2078" calcext:value-type="float">
            <text:p>12078</text:p>
          </table:table-cell>
          <table:table-cell office:value-type="float" office:value="64796" calcext:value-type="float">
            <text:p>64796</text:p>
          </table:table-cell>
          <table:table-cell table:number-columns-repeated="2"/>
        </table:table-row>
        <table:table-row table:style-name="ro1">
          <table:table-cell office:value-type="float" office:value="0.107332" calcext:value-type="float">
            <text:p>0.10733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13102" calcext:value-type="float">
            <text:p>13102</text:p>
          </table:table-cell>
          <table:table-cell office:value-type="float" office:value="184946" calcext:value-type="float">
            <text:p>184946</text:p>
          </table:table-cell>
          <table:table-cell table:number-columns-repeated="2"/>
        </table:table-row>
        <table:table-row table:style-name="ro1">
          <table:table-cell office:value-type="float" office:value="0.0939459" calcext:value-type="float">
            <text:p>0.093945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33290" calcext:value-type="float">
            <text:p>33290</text:p>
          </table:table-cell>
          <table:table-cell office:value-type="float" office:value="458138" calcext:value-type="float">
            <text:p>458138</text:p>
          </table:table-cell>
          <table:table-cell table:number-columns-repeated="2"/>
        </table:table-row>
        <table:table-row table:style-name="ro1">
          <table:table-cell office:value-type="float" office:value="0.106212" calcext:value-type="float">
            <text:p>0.10621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816" calcext:value-type="float">
            <text:p>5816</text:p>
          </table:table-cell>
          <table:table-cell office:value-type="float" office:value="77842" calcext:value-type="float">
            <text:p>77842</text:p>
          </table:table-cell>
          <table:table-cell table:number-columns-repeated="2"/>
        </table:table-row>
        <table:table-row table:style-name="ro1">
          <table:table-cell office:value-type="float" office:value="0.102628" calcext:value-type="float">
            <text:p>0.10262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4418" calcext:value-type="float">
            <text:p>24418</text:p>
          </table:table-cell>
          <table:table-cell office:value-type="float" office:value="216382" calcext:value-type="float">
            <text:p>216382</text:p>
          </table:table-cell>
          <table:table-cell table:number-columns-repeated="2"/>
        </table:table-row>
        <table:table-row table:style-name="ro1">
          <table:table-cell office:value-type="float" office:value="0.0899565" calcext:value-type="float">
            <text:p>0.089956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27276" calcext:value-type="float">
            <text:p>27276</text:p>
          </table:table-cell>
          <table:table-cell office:value-type="float" office:value="321194" calcext:value-type="float">
            <text:p>321194</text:p>
          </table:table-cell>
          <table:table-cell table:number-columns-repeated="2"/>
        </table:table-row>
        <table:table-row table:style-name="ro1">
          <table:table-cell office:value-type="float" office:value="0.0945343" calcext:value-type="float">
            <text:p>0.094534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7752" calcext:value-type="float">
            <text:p>27752</text:p>
          </table:table-cell>
          <table:table-cell office:value-type="float" office:value="339688" calcext:value-type="float">
            <text:p>339688</text:p>
          </table:table-cell>
          <table:table-cell table:number-columns-repeated="2"/>
        </table:table-row>
        <table:table-row table:style-name="ro1">
          <table:table-cell office:value-type="float" office:value="0.0808347" calcext:value-type="float">
            <text:p>0.080834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18418" calcext:value-type="float">
            <text:p>18418</text:p>
          </table:table-cell>
          <table:table-cell office:value-type="float" office:value="163936" calcext:value-type="float">
            <text:p>163936</text:p>
          </table:table-cell>
          <table:table-cell table:number-columns-repeated="2"/>
        </table:table-row>
        <table:table-row table:style-name="ro1">
          <table:table-cell office:value-type="float" office:value="0.076123" calcext:value-type="float">
            <text:p>0.07612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9346" calcext:value-type="float">
            <text:p>19346</text:p>
          </table:table-cell>
          <table:table-cell office:value-type="float" office:value="178208" calcext:value-type="float">
            <text:p>178208</text:p>
          </table:table-cell>
          <table:table-cell table:number-columns-repeated="2"/>
        </table:table-row>
        <table:table-row table:style-name="ro1">
          <table:table-cell office:value-type="float" office:value="0.0943549" calcext:value-type="float">
            <text:p>0.094354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6788" calcext:value-type="float">
            <text:p>26788</text:p>
          </table:table-cell>
          <table:table-cell office:value-type="float" office:value="293348" calcext:value-type="float">
            <text:p>293348</text:p>
          </table:table-cell>
          <table:table-cell table:number-columns-repeated="2"/>
        </table:table-row>
        <table:table-row table:style-name="ro1">
          <table:table-cell office:value-type="float" office:value="0.104256" calcext:value-type="float">
            <text:p>0.10425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31344" calcext:value-type="float">
            <text:p>31344</text:p>
          </table:table-cell>
          <table:table-cell office:value-type="float" office:value="361950" calcext:value-type="float">
            <text:p>361950</text:p>
          </table:table-cell>
          <table:table-cell table:number-columns-repeated="2"/>
        </table:table-row>
        <table:table-row table:style-name="ro1">
          <table:table-cell office:value-type="float" office:value="0.101934" calcext:value-type="float">
            <text:p>0.10193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office:value-type="float" office:value="30436" calcext:value-type="float">
            <text:p>30436</text:p>
          </table:table-cell>
          <table:table-cell office:value-type="float" office:value="312126" calcext:value-type="float">
            <text:p>312126</text:p>
          </table:table-cell>
          <table:table-cell table:number-columns-repeated="2"/>
        </table:table-row>
        <table:table-row table:style-name="ro1">
          <table:table-cell office:value-type="float" office:value="0.0819116" calcext:value-type="float">
            <text:p>0.081911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26460" calcext:value-type="float">
            <text:p>26460</text:p>
          </table:table-cell>
          <table:table-cell office:value-type="float" office:value="242470" calcext:value-type="float">
            <text:p>242470</text:p>
          </table:table-cell>
          <table:table-cell table:number-columns-repeated="2"/>
        </table:table-row>
        <table:table-row table:style-name="ro1">
          <table:table-cell office:value-type="float" office:value="0.102303" calcext:value-type="float">
            <text:p>0.10230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24148" calcext:value-type="float">
            <text:p>24148</text:p>
          </table:table-cell>
          <table:table-cell office:value-type="float" office:value="217980" calcext:value-type="float">
            <text:p>217980</text:p>
          </table:table-cell>
          <table:table-cell table:number-columns-repeated="2"/>
        </table:table-row>
        <table:table-row table:style-name="ro1">
          <table:table-cell office:value-type="float" office:value="0.098055" calcext:value-type="float">
            <text:p>0.09805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7936" calcext:value-type="float">
            <text:p>7936</text:p>
          </table:table-cell>
          <table:table-cell office:value-type="float" office:value="75608" calcext:value-type="float">
            <text:p>75608</text:p>
          </table:table-cell>
          <table:table-cell table:number-columns-repeated="2"/>
        </table:table-row>
        <table:table-row table:style-name="ro1">
          <table:table-cell office:value-type="float" office:value="0.100297" calcext:value-type="float">
            <text:p>0.10029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7892" calcext:value-type="float">
            <text:p>27892</text:p>
          </table:table-cell>
          <table:table-cell office:value-type="float" office:value="251648" calcext:value-type="float">
            <text:p>251648</text:p>
          </table:table-cell>
          <table:table-cell table:number-columns-repeated="2"/>
        </table:table-row>
        <table:table-row table:style-name="ro1">
          <table:table-cell office:value-type="float" office:value="0.0803922" calcext:value-type="float">
            <text:p>0.080392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928" calcext:value-type="float">
            <text:p>16928</text:p>
          </table:table-cell>
          <table:table-cell office:value-type="float" office:value="110796" calcext:value-type="float">
            <text:p>110796</text:p>
          </table:table-cell>
          <table:table-cell table:number-columns-repeated="2"/>
        </table:table-row>
        <table:table-row table:style-name="ro1">
          <table:table-cell office:value-type="float" office:value="0.104962" calcext:value-type="float">
            <text:p>0.10496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21" calcext:value-type="float">
            <text:p>121</text:p>
          </table:table-cell>
          <table:table-cell office:value-type="float" office:value="23186" calcext:value-type="float">
            <text:p>23186</text:p>
          </table:table-cell>
          <table:table-cell office:value-type="float" office:value="283016" calcext:value-type="float">
            <text:p>283016</text:p>
          </table:table-cell>
          <table:table-cell table:number-columns-repeated="2"/>
        </table:table-row>
        <table:table-row table:style-name="ro1">
          <table:table-cell office:value-type="float" office:value="0.0918441" calcext:value-type="float">
            <text:p>0.091844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19098" calcext:value-type="float">
            <text:p>19098</text:p>
          </table:table-cell>
          <table:table-cell office:value-type="float" office:value="137778" calcext:value-type="float">
            <text:p>137778</text:p>
          </table:table-cell>
          <table:table-cell table:number-columns-repeated="2"/>
        </table:table-row>
        <table:table-row table:style-name="ro1">
          <table:table-cell office:value-type="float" office:value="0.0828887" calcext:value-type="float">
            <text:p>0.082888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12944" calcext:value-type="float">
            <text:p>12944</text:p>
          </table:table-cell>
          <table:table-cell office:value-type="float" office:value="77434" calcext:value-type="float">
            <text:p>77434</text:p>
          </table:table-cell>
          <table:table-cell table:number-columns-repeated="2"/>
        </table:table-row>
        <table:table-row table:style-name="ro1">
          <table:table-cell office:value-type="float" office:value="0.0937018" calcext:value-type="float">
            <text:p>0.093701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0938" calcext:value-type="float">
            <text:p>10938</text:p>
          </table:table-cell>
          <table:table-cell office:value-type="float" office:value="80116" calcext:value-type="float">
            <text:p>80116</text:p>
          </table:table-cell>
          <table:table-cell table:number-columns-repeated="2"/>
        </table:table-row>
        <table:table-row table:style-name="ro1">
          <table:table-cell office:value-type="float" office:value="0.0985076" calcext:value-type="float">
            <text:p>0.098507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6200" calcext:value-type="float">
            <text:p>16200</text:p>
          </table:table-cell>
          <table:table-cell office:value-type="float" office:value="145600" calcext:value-type="float">
            <text:p>145600</text:p>
          </table:table-cell>
          <table:table-cell table:number-columns-repeated="2"/>
        </table:table-row>
        <table:table-row table:style-name="ro1">
          <table:table-cell office:value-type="float" office:value="0.113477" calcext:value-type="float">
            <text:p>0.113477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11448" calcext:value-type="float">
            <text:p>11448</text:p>
          </table:table-cell>
          <table:table-cell office:value-type="float" office:value="152028" calcext:value-type="float">
            <text:p>152028</text:p>
          </table:table-cell>
          <table:table-cell table:number-columns-repeated="2"/>
        </table:table-row>
        <table:table-row table:style-name="ro1">
          <table:table-cell office:value-type="float" office:value="0.10491" calcext:value-type="float">
            <text:p>0.1049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office:value-type="float" office:value="21766" calcext:value-type="float">
            <text:p>21766</text:p>
          </table:table-cell>
          <table:table-cell office:value-type="float" office:value="187852" calcext:value-type="float">
            <text:p>187852</text:p>
          </table:table-cell>
          <table:table-cell table:number-columns-repeated="2"/>
        </table:table-row>
        <table:table-row table:style-name="ro1">
          <table:table-cell office:value-type="float" office:value="0.100656" calcext:value-type="float">
            <text:p>0.100656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974" calcext:value-type="float">
            <text:p>1974</text:p>
          </table:table-cell>
          <table:table-cell office:value-type="float" office:value="15444" calcext:value-type="float">
            <text:p>15444</text:p>
          </table:table-cell>
          <table:table-cell table:number-columns-repeated="2"/>
        </table:table-row>
        <table:table-row table:style-name="ro1">
          <table:table-cell office:value-type="float" office:value="0.0786721" calcext:value-type="float">
            <text:p>0.078672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33004" calcext:value-type="float">
            <text:p>33004</text:p>
          </table:table-cell>
          <table:table-cell office:value-type="float" office:value="369520" calcext:value-type="float">
            <text:p>369520</text:p>
          </table:table-cell>
          <table:table-cell table:number-columns-repeated="2"/>
        </table:table-row>
        <table:table-row table:style-name="ro1">
          <table:table-cell office:value-type="float" office:value="0.110758" calcext:value-type="float">
            <text:p>0.11075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8988" calcext:value-type="float">
            <text:p>18988</text:p>
          </table:table-cell>
          <table:table-cell office:value-type="float" office:value="267368" calcext:value-type="float">
            <text:p>267368</text:p>
          </table:table-cell>
          <table:table-cell table:number-columns-repeated="2"/>
        </table:table-row>
        <table:table-row table:style-name="ro1">
          <table:table-cell office:value-type="float" office:value="0.107805" calcext:value-type="float">
            <text:p>0.10780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6072" calcext:value-type="float">
            <text:p>26072</text:p>
          </table:table-cell>
          <table:table-cell office:value-type="float" office:value="253654" calcext:value-type="float">
            <text:p>253654</text:p>
          </table:table-cell>
          <table:table-cell table:number-columns-repeated="2"/>
        </table:table-row>
        <table:table-row table:style-name="ro1">
          <table:table-cell office:value-type="float" office:value="0.10082" calcext:value-type="float">
            <text:p>0.1008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6062" calcext:value-type="float">
            <text:p>16062</text:p>
          </table:table-cell>
          <table:table-cell office:value-type="float" office:value="174484" calcext:value-type="float">
            <text:p>174484</text:p>
          </table:table-cell>
          <table:table-cell table:number-columns-repeated="2"/>
        </table:table-row>
        <table:table-row table:style-name="ro1">
          <table:table-cell office:value-type="float" office:value="0.106313" calcext:value-type="float">
            <text:p>0.106313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14470" calcext:value-type="float">
            <text:p>14470</text:p>
          </table:table-cell>
          <table:table-cell office:value-type="float" office:value="107638" calcext:value-type="float">
            <text:p>107638</text:p>
          </table:table-cell>
          <table:table-cell table:number-columns-repeated="2"/>
        </table:table-row>
        <table:table-row table:style-name="ro1">
          <table:table-cell office:value-type="float" office:value="0.0807618" calcext:value-type="float">
            <text:p>0.0807618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8386" calcext:value-type="float">
            <text:p>18386</text:p>
          </table:table-cell>
          <table:table-cell office:value-type="float" office:value="133910" calcext:value-type="float">
            <text:p>133910</text:p>
          </table:table-cell>
          <table:table-cell table:number-columns-repeated="2"/>
        </table:table-row>
        <table:table-row table:style-name="ro1">
          <table:table-cell office:value-type="float" office:value="0.0968534" calcext:value-type="float">
            <text:p>0.096853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27176" calcext:value-type="float">
            <text:p>27176</text:p>
          </table:table-cell>
          <table:table-cell office:value-type="float" office:value="268022" calcext:value-type="float">
            <text:p>268022</text:p>
          </table:table-cell>
          <table:table-cell table:number-columns-repeated="2"/>
        </table:table-row>
        <table:table-row table:style-name="ro1">
          <table:table-cell office:value-type="float" office:value="0.107804" calcext:value-type="float">
            <text:p>0.10780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19" calcext:value-type="float">
            <text:p>119</text:p>
          </table:table-cell>
          <table:table-cell office:value-type="float" office:value="20294" calcext:value-type="float">
            <text:p>20294</text:p>
          </table:table-cell>
          <table:table-cell office:value-type="float" office:value="183994" calcext:value-type="float">
            <text:p>183994</text:p>
          </table:table-cell>
          <table:table-cell table:number-columns-repeated="2"/>
        </table:table-row>
        <table:table-row table:style-name="ro1">
          <table:table-cell office:value-type="float" office:value="0.0956542" calcext:value-type="float">
            <text:p>0.0956542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8322" calcext:value-type="float">
            <text:p>28322</text:p>
          </table:table-cell>
          <table:table-cell office:value-type="float" office:value="269482" calcext:value-type="float">
            <text:p>269482</text:p>
          </table:table-cell>
          <table:table-cell table:number-columns-repeated="2"/>
        </table:table-row>
        <table:table-row table:style-name="ro1">
          <table:table-cell office:value-type="float" office:value="0.107861" calcext:value-type="float">
            <text:p>0.107861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9" calcext:value-type="float">
            <text:p>119</text:p>
          </table:table-cell>
          <table:table-cell office:value-type="float" office:value="31990" calcext:value-type="float">
            <text:p>31990</text:p>
          </table:table-cell>
          <table:table-cell office:value-type="float" office:value="364096" calcext:value-type="float">
            <text:p>364096</text:p>
          </table:table-cell>
          <table:table-cell table:number-columns-repeated="2"/>
        </table:table-row>
        <table:table-row table:style-name="ro1">
          <table:table-cell office:value-type="float" office:value="0.0999864" calcext:value-type="float">
            <text:p>0.0999864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office:value-type="float" office:value="30048" calcext:value-type="float">
            <text:p>30048</text:p>
          </table:table-cell>
          <table:table-cell office:value-type="float" office:value="331208" calcext:value-type="float">
            <text:p>331208</text:p>
          </table:table-cell>
          <table:table-cell table:number-columns-repeated="2"/>
        </table:table-row>
        <table:table-row table:style-name="ro1">
          <table:table-cell office:value-type="float" office:value="0.0668735" calcext:value-type="float">
            <text:p>0.0668735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0404" calcext:value-type="float">
            <text:p>20404</text:p>
          </table:table-cell>
          <table:table-cell office:value-type="float" office:value="175768" calcext:value-type="float">
            <text:p>175768</text:p>
          </table:table-cell>
          <table:table-cell table:number-columns-repeated="2"/>
        </table:table-row>
        <table:table-row table:style-name="ro1">
          <table:table-cell office:value-type="float" office:value="0.0801979" calcext:value-type="float">
            <text:p>0.0801979</text:p>
          </table:table-cell>
          <table:table-cell office:value-type="float" office:value="16.6" calcext:value-type="float">
            <text:p>16.6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24" calcext:value-type="float">
            <text:p>124</text:p>
          </table:table-cell>
          <table:table-cell office:value-type="float" office:value="13518" calcext:value-type="float">
            <text:p>13518</text:p>
          </table:table-cell>
          <table:table-cell office:value-type="float" office:value="88792" calcext:value-type="float">
            <text:p>88792</text:p>
          </table:table-cell>
          <table:table-cell table:number-columns-repeated="2"/>
        </table:table-row>
        <table:table-row table:style-name="ro1">
          <table:table-cell office:value-type="float" office:value="0.114422" calcext:value-type="float">
            <text:p>0.11442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office:value-type="float" office:value="10810" calcext:value-type="float">
            <text:p>10810</text:p>
          </table:table-cell>
          <table:table-cell office:value-type="float" office:value="56436" calcext:value-type="float">
            <text:p>56436</text:p>
          </table:table-cell>
          <table:table-cell table:number-columns-repeated="2"/>
        </table:table-row>
        <table:table-row table:style-name="ro1">
          <table:table-cell office:value-type="float" office:value="0.0982551" calcext:value-type="float">
            <text:p>0.098255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118" calcext:value-type="float">
            <text:p>118</text:p>
          </table:table-cell>
          <table:table-cell office:value-type="float" office:value="30164" calcext:value-type="float">
            <text:p>30164</text:p>
          </table:table-cell>
          <table:table-cell office:value-type="float" office:value="332414" calcext:value-type="float">
            <text:p>332414</text:p>
          </table:table-cell>
          <table:table-cell table:number-columns-repeated="2"/>
        </table:table-row>
        <table:table-row table:style-name="ro1">
          <table:table-cell office:value-type="float" office:value="0.102395" calcext:value-type="float">
            <text:p>0.10239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22288" calcext:value-type="float">
            <text:p>22288</text:p>
          </table:table-cell>
          <table:table-cell office:value-type="float" office:value="244192" calcext:value-type="float">
            <text:p>244192</text:p>
          </table:table-cell>
          <table:table-cell table:number-columns-repeated="2"/>
        </table:table-row>
        <table:table-row table:style-name="ro1">
          <table:table-cell office:value-type="float" office:value="0.100626" calcext:value-type="float">
            <text:p>0.10062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5540" calcext:value-type="float">
            <text:p>15540</text:p>
          </table:table-cell>
          <table:table-cell office:value-type="float" office:value="118028" calcext:value-type="float">
            <text:p>118028</text:p>
          </table:table-cell>
          <table:table-cell table:number-columns-repeated="2"/>
        </table:table-row>
        <table:table-row table:style-name="ro1">
          <table:table-cell office:value-type="float" office:value="0.10543" calcext:value-type="float">
            <text:p>0.10543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3378" calcext:value-type="float">
            <text:p>13378</text:p>
          </table:table-cell>
          <table:table-cell office:value-type="float" office:value="253446" calcext:value-type="float">
            <text:p>253446</text:p>
          </table:table-cell>
          <table:table-cell table:number-columns-repeated="2"/>
        </table:table-row>
        <table:table-row table:style-name="ro1">
          <table:table-cell office:value-type="float" office:value="0.0968976" calcext:value-type="float">
            <text:p>0.096897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6950" calcext:value-type="float">
            <text:p>16950</text:p>
          </table:table-cell>
          <table:table-cell office:value-type="float" office:value="210868" calcext:value-type="float">
            <text:p>210868</text:p>
          </table:table-cell>
          <table:table-cell table:number-columns-repeated="2"/>
        </table:table-row>
        <table:table-row table:style-name="ro1">
          <table:table-cell office:value-type="float" office:value="0.0915327" calcext:value-type="float">
            <text:p>0.0915327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25310" calcext:value-type="float">
            <text:p>25310</text:p>
          </table:table-cell>
          <table:table-cell office:value-type="float" office:value="262918" calcext:value-type="float">
            <text:p>262918</text:p>
          </table:table-cell>
          <table:table-cell table:number-columns-repeated="2"/>
        </table:table-row>
        <table:table-row table:style-name="ro1">
          <table:table-cell office:value-type="float" office:value="0.117205" calcext:value-type="float">
            <text:p>0.11720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22696" calcext:value-type="float">
            <text:p>22696</text:p>
          </table:table-cell>
          <table:table-cell office:value-type="float" office:value="187890" calcext:value-type="float">
            <text:p>187890</text:p>
          </table:table-cell>
          <table:table-cell table:number-columns-repeated="2"/>
        </table:table-row>
        <table:table-row table:style-name="ro1">
          <table:table-cell office:value-type="float" office:value="0.102781" calcext:value-type="float">
            <text:p>0.10278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19926" calcext:value-type="float">
            <text:p>19926</text:p>
          </table:table-cell>
          <table:table-cell office:value-type="float" office:value="292964" calcext:value-type="float">
            <text:p>292964</text:p>
          </table:table-cell>
          <table:table-cell table:number-columns-repeated="2"/>
        </table:table-row>
        <table:table-row table:style-name="ro1">
          <table:table-cell office:value-type="float" office:value="0.107398" calcext:value-type="float">
            <text:p>0.107398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20690" calcext:value-type="float">
            <text:p>20690</text:p>
          </table:table-cell>
          <table:table-cell office:value-type="float" office:value="242532" calcext:value-type="float">
            <text:p>242532</text:p>
          </table:table-cell>
          <table:table-cell table:number-columns-repeated="2"/>
        </table:table-row>
        <table:table-row table:style-name="ro1">
          <table:table-cell office:value-type="float" office:value="0.0987771" calcext:value-type="float">
            <text:p>0.098777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11430" calcext:value-type="float">
            <text:p>11430</text:p>
          </table:table-cell>
          <table:table-cell office:value-type="float" office:value="118552" calcext:value-type="float">
            <text:p>118552</text:p>
          </table:table-cell>
          <table:table-cell table:number-columns-repeated="2"/>
        </table:table-row>
        <table:table-row table:style-name="ro1">
          <table:table-cell office:value-type="float" office:value="0.108595" calcext:value-type="float">
            <text:p>0.10859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116" calcext:value-type="float">
            <text:p>116</text:p>
          </table:table-cell>
          <table:table-cell office:value-type="float" office:value="12638" calcext:value-type="float">
            <text:p>12638</text:p>
          </table:table-cell>
          <table:table-cell office:value-type="float" office:value="62782" calcext:value-type="float">
            <text:p>62782</text:p>
          </table:table-cell>
          <table:table-cell table:number-columns-repeated="2"/>
        </table:table-row>
        <table:table-row table:style-name="ro1">
          <table:table-cell office:value-type="float" office:value="0.115876" calcext:value-type="float">
            <text:p>0.11587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35780" calcext:value-type="float">
            <text:p>35780</text:p>
          </table:table-cell>
          <table:table-cell office:value-type="float" office:value="466634" calcext:value-type="float">
            <text:p>466634</text:p>
          </table:table-cell>
          <table:table-cell table:number-columns-repeated="2"/>
        </table:table-row>
        <table:table-row table:style-name="ro1">
          <table:table-cell office:value-type="float" office:value="0.11762" calcext:value-type="float">
            <text:p>0.1176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26160" calcext:value-type="float">
            <text:p>26160</text:p>
          </table:table-cell>
          <table:table-cell office:value-type="float" office:value="293198" calcext:value-type="float">
            <text:p>293198</text:p>
          </table:table-cell>
          <table:table-cell table:number-columns-repeated="2"/>
        </table:table-row>
        <table:table-row table:style-name="ro1">
          <table:table-cell office:value-type="float" office:value="0.172954" calcext:value-type="float">
            <text:p>0.172954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212" calcext:value-type="float">
            <text:p>212</text:p>
          </table:table-cell>
          <table:table-cell office:value-type="float" office:value="21968" calcext:value-type="float">
            <text:p>21968</text:p>
          </table:table-cell>
          <table:table-cell office:value-type="float" office:value="199106" calcext:value-type="float">
            <text:p>199106</text:p>
          </table:table-cell>
          <table:table-cell table:number-columns-repeated="2"/>
        </table:table-row>
        <table:table-row table:style-name="ro1">
          <table:table-cell office:value-type="float" office:value="0.0966497" calcext:value-type="float">
            <text:p>0.0966497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115" calcext:value-type="float">
            <text:p>115</text:p>
          </table:table-cell>
          <table:table-cell office:value-type="float" office:value="15008" calcext:value-type="float">
            <text:p>15008</text:p>
          </table:table-cell>
          <table:table-cell office:value-type="float" office:value="156104" calcext:value-type="float">
            <text:p>156104</text:p>
          </table:table-cell>
          <table:table-cell table:number-columns-repeated="2"/>
        </table:table-row>
        <table:table-row table:style-name="ro1">
          <table:table-cell office:value-type="float" office:value="0.103771" calcext:value-type="float">
            <text:p>0.10377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26794" calcext:value-type="float">
            <text:p>26794</text:p>
          </table:table-cell>
          <table:table-cell office:value-type="float" office:value="327942" calcext:value-type="float">
            <text:p>327942</text:p>
          </table:table-cell>
          <table:table-cell table:number-columns-repeated="2"/>
        </table:table-row>
        <table:table-row table:style-name="ro1">
          <table:table-cell office:value-type="float" office:value="0.0676536" calcext:value-type="float">
            <text:p>0.067653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22562" calcext:value-type="float">
            <text:p>22562</text:p>
          </table:table-cell>
          <table:table-cell office:value-type="float" office:value="367400" calcext:value-type="float">
            <text:p>367400</text:p>
          </table:table-cell>
          <table:table-cell table:number-columns-repeated="2"/>
        </table:table-row>
        <table:table-row table:style-name="ro1">
          <table:table-cell office:value-type="float" office:value="0.0808796" calcext:value-type="float">
            <text:p>0.080879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2568" calcext:value-type="float">
            <text:p>12568</text:p>
          </table:table-cell>
          <table:table-cell office:value-type="float" office:value="164794" calcext:value-type="float">
            <text:p>164794</text:p>
          </table:table-cell>
          <table:table-cell table:number-columns-repeated="2"/>
        </table:table-row>
        <table:table-row table:style-name="ro1">
          <table:table-cell office:value-type="float" office:value="0.108045" calcext:value-type="float">
            <text:p>0.10804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16820" calcext:value-type="float">
            <text:p>16820</text:p>
          </table:table-cell>
          <table:table-cell office:value-type="float" office:value="98640" calcext:value-type="float">
            <text:p>98640</text:p>
          </table:table-cell>
          <table:table-cell table:number-columns-repeated="2"/>
        </table:table-row>
        <table:table-row table:style-name="ro1">
          <table:table-cell office:value-type="float" office:value="0.108814" calcext:value-type="float">
            <text:p>0.108814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8746" calcext:value-type="float">
            <text:p>18746</text:p>
          </table:table-cell>
          <table:table-cell office:value-type="float" office:value="169092" calcext:value-type="float">
            <text:p>169092</text:p>
          </table:table-cell>
          <table:table-cell table:number-columns-repeated="2"/>
        </table:table-row>
        <table:table-row table:style-name="ro1">
          <table:table-cell office:value-type="float" office:value="0.100975" calcext:value-type="float">
            <text:p>0.10097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5934" calcext:value-type="float">
            <text:p>25934</text:p>
          </table:table-cell>
          <table:table-cell office:value-type="float" office:value="250096" calcext:value-type="float">
            <text:p>250096</text:p>
          </table:table-cell>
          <table:table-cell table:number-columns-repeated="2"/>
        </table:table-row>
        <table:table-row table:style-name="ro1">
          <table:table-cell office:value-type="float" office:value="0.116234" calcext:value-type="float">
            <text:p>0.116234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8116" calcext:value-type="float">
            <text:p>8116</text:p>
          </table:table-cell>
          <table:table-cell office:value-type="float" office:value="88746" calcext:value-type="float">
            <text:p>88746</text:p>
          </table:table-cell>
          <table:table-cell table:number-columns-repeated="2"/>
        </table:table-row>
        <table:table-row table:style-name="ro1">
          <table:table-cell office:value-type="float" office:value="0.0794572" calcext:value-type="float">
            <text:p>0.0794572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7996" calcext:value-type="float">
            <text:p>27996</text:p>
          </table:table-cell>
          <table:table-cell office:value-type="float" office:value="336054" calcext:value-type="float">
            <text:p>336054</text:p>
          </table:table-cell>
          <table:table-cell table:number-columns-repeated="2"/>
        </table:table-row>
        <table:table-row table:style-name="ro1">
          <table:table-cell office:value-type="float" office:value="0.0995166" calcext:value-type="float">
            <text:p>0.099516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7618" calcext:value-type="float">
            <text:p>7618</text:p>
          </table:table-cell>
          <table:table-cell office:value-type="float" office:value="73580" calcext:value-type="float">
            <text:p>73580</text:p>
          </table:table-cell>
          <table:table-cell table:number-columns-repeated="2"/>
        </table:table-row>
        <table:table-row table:style-name="ro1">
          <table:table-cell office:value-type="float" office:value="0.120724" calcext:value-type="float">
            <text:p>0.120724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43" calcext:value-type="float">
            <text:p>143</text:p>
          </table:table-cell>
          <table:table-cell office:value-type="float" office:value="8158" calcext:value-type="float">
            <text:p>8158</text:p>
          </table:table-cell>
          <table:table-cell office:value-type="float" office:value="70310" calcext:value-type="float">
            <text:p>70310</text:p>
          </table:table-cell>
          <table:table-cell table:number-columns-repeated="2"/>
        </table:table-row>
        <table:table-row table:style-name="ro1">
          <table:table-cell office:value-type="float" office:value="0.103546" calcext:value-type="float">
            <text:p>0.103546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27600" calcext:value-type="float">
            <text:p>27600</text:p>
          </table:table-cell>
          <table:table-cell office:value-type="float" office:value="347984" calcext:value-type="float">
            <text:p>347984</text:p>
          </table:table-cell>
          <table:table-cell table:number-columns-repeated="2"/>
        </table:table-row>
        <table:table-row table:style-name="ro1">
          <table:table-cell office:value-type="float" office:value="0.0953707" calcext:value-type="float">
            <text:p>0.0953707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35" calcext:value-type="float">
            <text:p>135</text:p>
          </table:table-cell>
          <table:table-cell office:value-type="float" office:value="15906" calcext:value-type="float">
            <text:p>15906</text:p>
          </table:table-cell>
          <table:table-cell office:value-type="float" office:value="186898" calcext:value-type="float">
            <text:p>186898</text:p>
          </table:table-cell>
          <table:table-cell table:number-columns-repeated="2"/>
        </table:table-row>
        <table:table-row table:style-name="ro1">
          <table:table-cell office:value-type="float" office:value="0.0796941" calcext:value-type="float">
            <text:p>0.0796941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720" calcext:value-type="float">
            <text:p>15720</text:p>
          </table:table-cell>
          <table:table-cell office:value-type="float" office:value="119954" calcext:value-type="float">
            <text:p>119954</text:p>
          </table:table-cell>
          <table:table-cell table:number-columns-repeated="2"/>
        </table:table-row>
        <table:table-row table:style-name="ro1">
          <table:table-cell office:value-type="float" office:value="0.076489" calcext:value-type="float">
            <text:p>0.076489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28256" calcext:value-type="float">
            <text:p>28256</text:p>
          </table:table-cell>
          <table:table-cell office:value-type="float" office:value="313168" calcext:value-type="float">
            <text:p>313168</text:p>
          </table:table-cell>
          <table:table-cell table:number-columns-repeated="2"/>
        </table:table-row>
        <table:table-row table:style-name="ro1">
          <table:table-cell office:value-type="float" office:value="0.306177" calcext:value-type="float">
            <text:p>0.306177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  <table:table-cell office:value-type="float" office:value="264" calcext:value-type="float">
            <text:p>264</text:p>
          </table:table-cell>
          <table:table-cell office:value-type="float" office:value="30454" calcext:value-type="float">
            <text:p>30454</text:p>
          </table:table-cell>
          <table:table-cell office:value-type="float" office:value="412124" calcext:value-type="float">
            <text:p>412124</text:p>
          </table:table-cell>
          <table:table-cell table:number-columns-repeated="2"/>
        </table:table-row>
        <table:table-row table:style-name="ro1">
          <table:table-cell office:value-type="float" office:value="0.0980875" calcext:value-type="float">
            <text:p>0.0980875</text:p>
          </table:table-cell>
          <table:table-cell office:value-type="float" office:value="16.8" calcext:value-type="float">
            <text:p>16.8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office:value-type="float" office:value="22108" calcext:value-type="float">
            <text:p>22108</text:p>
          </table:table-cell>
          <table:table-cell office:value-type="float" office:value="174254" calcext:value-type="float">
            <text:p>174254</text:p>
          </table:table-cell>
          <table:table-cell table:number-columns-repeated="2"/>
        </table:table-row>
        <table:table-row table:style-name="ro1">
          <table:table-cell office:value-type="float" office:value="0.100701" calcext:value-type="float">
            <text:p>0.10070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24686" calcext:value-type="float">
            <text:p>24686</text:p>
          </table:table-cell>
          <table:table-cell office:value-type="float" office:value="305262" calcext:value-type="float">
            <text:p>305262</text:p>
          </table:table-cell>
          <table:table-cell table:number-columns-repeated="2"/>
        </table:table-row>
        <table:table-row table:style-name="ro1">
          <table:table-cell office:value-type="float" office:value="0.127146" calcext:value-type="float">
            <text:p>0.127146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161" calcext:value-type="float">
            <text:p>161</text:p>
          </table:table-cell>
          <table:table-cell office:value-type="float" office:value="27588" calcext:value-type="float">
            <text:p>27588</text:p>
          </table:table-cell>
          <table:table-cell office:value-type="float" office:value="343226" calcext:value-type="float">
            <text:p>343226</text:p>
          </table:table-cell>
          <table:table-cell table:number-columns-repeated="2"/>
        </table:table-row>
        <table:table-row table:style-name="ro1">
          <table:table-cell office:value-type="float" office:value="0.109734" calcext:value-type="float">
            <text:p>0.10973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office:value-type="float" office:value="15314" calcext:value-type="float">
            <text:p>15314</text:p>
          </table:table-cell>
          <table:table-cell office:value-type="float" office:value="150070" calcext:value-type="float">
            <text:p>150070</text:p>
          </table:table-cell>
          <table:table-cell table:number-columns-repeated="2"/>
        </table:table-row>
        <table:table-row table:style-name="ro1">
          <table:table-cell office:value-type="float" office:value="0.0933788" calcext:value-type="float">
            <text:p>0.0933788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office:value-type="float" office:value="12460" calcext:value-type="float">
            <text:p>12460</text:p>
          </table:table-cell>
          <table:table-cell office:value-type="float" office:value="228682" calcext:value-type="float">
            <text:p>228682</text:p>
          </table:table-cell>
          <table:table-cell table:number-columns-repeated="2"/>
        </table:table-row>
        <table:table-row table:style-name="ro1">
          <table:table-cell office:value-type="float" office:value="0.107214" calcext:value-type="float">
            <text:p>0.107214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44" calcext:value-type="float">
            <text:p>144</text:p>
          </table:table-cell>
          <table:table-cell office:value-type="float" office:value="17250" calcext:value-type="float">
            <text:p>17250</text:p>
          </table:table-cell>
          <table:table-cell office:value-type="float" office:value="127808" calcext:value-type="float">
            <text:p>127808</text:p>
          </table:table-cell>
          <table:table-cell table:number-columns-repeated="2"/>
        </table:table-row>
        <table:table-row table:style-name="ro1">
          <table:table-cell office:value-type="float" office:value="0.116827" calcext:value-type="float">
            <text:p>0.116827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26332" calcext:value-type="float">
            <text:p>26332</text:p>
          </table:table-cell>
          <table:table-cell office:value-type="float" office:value="431102" calcext:value-type="float">
            <text:p>431102</text:p>
          </table:table-cell>
          <table:table-cell table:number-columns-repeated="2"/>
        </table:table-row>
        <table:table-row table:style-name="ro1">
          <table:table-cell office:value-type="float" office:value="0.121853" calcext:value-type="float">
            <text:p>0.12185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7286" calcext:value-type="float">
            <text:p>7286</text:p>
          </table:table-cell>
          <table:table-cell office:value-type="float" office:value="53146" calcext:value-type="float">
            <text:p>53146</text:p>
          </table:table-cell>
          <table:table-cell table:number-columns-repeated="2"/>
        </table:table-row>
        <table:table-row table:style-name="ro1">
          <table:table-cell office:value-type="float" office:value="0.105038" calcext:value-type="float">
            <text:p>0.105038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3720" calcext:value-type="float">
            <text:p>23720</text:p>
          </table:table-cell>
          <table:table-cell office:value-type="float" office:value="257644" calcext:value-type="float">
            <text:p>257644</text:p>
          </table:table-cell>
          <table:table-cell table:number-columns-repeated="2"/>
        </table:table-row>
        <table:table-row table:style-name="ro1">
          <table:table-cell office:value-type="float" office:value="0.103508" calcext:value-type="float">
            <text:p>0.103508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33" calcext:value-type="float">
            <text:p>133</text:p>
          </table:table-cell>
          <table:table-cell office:value-type="float" office:value="19974" calcext:value-type="float">
            <text:p>19974</text:p>
          </table:table-cell>
          <table:table-cell office:value-type="float" office:value="291144" calcext:value-type="float">
            <text:p>291144</text:p>
          </table:table-cell>
          <table:table-cell table:number-columns-repeated="2"/>
        </table:table-row>
        <table:table-row table:style-name="ro1">
          <table:table-cell office:value-type="float" office:value="0.137119" calcext:value-type="float">
            <text:p>0.137119</text:p>
          </table:table-cell>
          <table:table-cell office:value-type="float" office:value="17.2" calcext:value-type="float">
            <text:p>17.2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67" calcext:value-type="float">
            <text:p>167</text:p>
          </table:table-cell>
          <table:table-cell office:value-type="float" office:value="21044" calcext:value-type="float">
            <text:p>21044</text:p>
          </table:table-cell>
          <table:table-cell office:value-type="float" office:value="269588" calcext:value-type="float">
            <text:p>269588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allos en 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medio test</text:p>
          </table:table-cell>
          <table:table-cell table:formula="of:=AVERAGE([.A1:.A100])" office:value-type="float" office:value="0.101295023" calcext:value-type="float">
            <text:p>0.10129502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Tiempo en trayectoria</text:p>
          </table:table-cell>
          <table:table-cell table:formula="of:=AVERAGE([.B1:.B100])" office:value-type="float" office:value="16.706" calcext:value-type="float">
            <text:p>16.7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oste medio acierto</text:p>
          </table:table-cell>
          <table:table-cell table:formula="of:=AVERAGE([.H1:.H100])" office:value-type="float" office:value="213303.22" calcext:value-type="float">
            <text:p>213303.22</text:p>
          </table:table-cell>
        </table:table-row>
      </table:table>
      <table:named-expressions/>
      <table:database-ranges>
        <table:database-range table:name="__Anonymous_Sheet_DB__0" table:target-range-address="test_1_a_birrt_results_in_straight_section_1.A1:test_1_a_birrt_results_in_straight_section_1.H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15:40.457957668</dc:date>
    <meta:editing-duration>PT5M30S</meta:editing-duration>
    <meta:editing-cycles>1</meta:editing-cycles>
    <meta:document-statistic meta:table-count="1" meta:cell-count="808" meta:object-count="0"/>
    <meta:generator>LibreOffice/5.1.6.2$Linux_X86_64 LibreOffice_project/10m0$Build-2</meta:generator>
  </office:meta>
</office:document-meta>
</file>